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17744*"/>
    </style:style>
    <style:style style:name="Table1.B" style:family="table-column">
      <style:table-column-properties style:column-width="1.5875in" style:rel-column-width="15023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5in" style:rel-column-width="17744*"/>
    </style:style>
    <style:style style:name="Table2.B" style:family="table-column">
      <style:table-column-properties style:column-width="1.5875in" style:rel-column-width="15023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0604in" style:rel-column-width="2967*"/>
    </style:style>
    <style:style style:name="Table3.B" style:family="table-column">
      <style:table-column-properties style:column-width="1.4014in" style:rel-column-width="2018*"/>
    </style:style>
    <style:style style:name="Table3.C" style:family="table-column">
      <style:table-column-properties style:column-width="1.7313in" style:rel-column-width="2493*"/>
    </style:style>
    <style:style style:name="Table3.D" style:family="table-column">
      <style:table-column-properties style:column-width="1.7319in" style:rel-column-width="249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1b90f5" officeooo:paragraph-rsid="001b90f5"/>
    </style:style>
    <style:style style:name="P2" style:family="paragraph" style:parent-style-name="Table_20_Contents">
      <style:text-properties officeooo:rsid="001dcfa6" officeooo:paragraph-rsid="001dcfa6"/>
    </style:style>
    <style:style style:name="P3" style:family="paragraph" style:parent-style-name="Table_20_Contents">
      <style:text-properties officeooo:rsid="001f3abf" officeooo:paragraph-rsid="001f3abf"/>
    </style:style>
    <style:style style:name="P4" style:family="paragraph" style:parent-style-name="Table_20_Contents">
      <style:text-properties officeooo:rsid="00203977" officeooo:paragraph-rsid="00203977"/>
    </style:style>
    <style:style style:name="P5" style:family="paragraph" style:parent-style-name="Table_20_Contents">
      <style:text-properties officeooo:paragraph-rsid="0020ef62"/>
    </style:style>
    <style:style style:name="P6" style:family="paragraph" style:parent-style-name="Table_20_Contents">
      <style:text-properties officeooo:rsid="0020ef62" officeooo:paragraph-rsid="0020ef62"/>
    </style:style>
    <style:style style:name="P7" style:family="paragraph" style:parent-style-name="Standard">
      <style:text-properties officeooo:rsid="0013f207" officeooo:paragraph-rsid="0013f207"/>
    </style:style>
    <style:style style:name="P8" style:family="paragraph" style:parent-style-name="Standard">
      <style:text-properties officeooo:rsid="0013f207" officeooo:paragraph-rsid="001ac080"/>
    </style:style>
    <style:style style:name="P9" style:family="paragraph" style:parent-style-name="Standard">
      <style:text-properties officeooo:rsid="0013f207" officeooo:paragraph-rsid="001b90f5"/>
    </style:style>
    <style:style style:name="P10" style:family="paragraph" style:parent-style-name="Standard">
      <style:text-properties officeooo:rsid="0013f207" officeooo:paragraph-rsid="0020ef62"/>
    </style:style>
    <style:style style:name="P11" style:family="paragraph" style:parent-style-name="Standard">
      <style:text-properties officeooo:rsid="00171e1c" officeooo:paragraph-rsid="00171e1c"/>
    </style:style>
    <style:style style:name="P12" style:family="paragraph" style:parent-style-name="Standard">
      <style:text-properties officeooo:rsid="00186102" officeooo:paragraph-rsid="001ac080"/>
    </style:style>
    <style:style style:name="P13" style:family="paragraph" style:parent-style-name="Standard">
      <style:text-properties officeooo:rsid="0019795f" officeooo:paragraph-rsid="001ac080"/>
    </style:style>
    <style:style style:name="P14" style:family="paragraph" style:parent-style-name="Standard">
      <style:text-properties officeooo:rsid="00203977" officeooo:paragraph-rsid="00203977"/>
    </style:style>
    <style:style style:name="P15" style:family="paragraph" style:parent-style-name="Standard">
      <style:text-properties officeooo:rsid="0020ef62" officeooo:paragraph-rsid="0020ef62"/>
    </style:style>
    <style:style style:name="P16" style:family="paragraph" style:parent-style-name="Standard">
      <style:text-properties fo:font-weight="bold" officeooo:rsid="0022e7ce" officeooo:paragraph-rsid="0022e7ce" style:font-weight-asian="bold" style:font-weight-complex="bold"/>
    </style:style>
    <style:style style:name="P17" style:family="paragraph" style:parent-style-name="Standard">
      <style:text-properties officeooo:rsid="0019795f" officeooo:paragraph-rsid="00186102"/>
    </style:style>
    <style:style style:name="P18" style:family="paragraph" style:parent-style-name="Standard">
      <style:text-properties fo:font-weight="bold" officeooo:rsid="0019795f" officeooo:paragraph-rsid="001ac080" style:font-weight-asian="bold" style:font-weight-complex="bold"/>
    </style:style>
    <style:style style:name="P19" style:family="paragraph" style:parent-style-name="Standard">
      <style:text-properties fo:font-weight="normal" officeooo:rsid="0022e7ce" officeooo:paragraph-rsid="00267e45" style:font-weight-asian="normal" style:font-weight-complex="normal"/>
    </style:style>
    <style:style style:name="P20" style:family="paragraph" style:parent-style-name="Standard">
      <style:text-properties fo:font-weight="normal" officeooo:rsid="0022e7ce" officeooo:paragraph-rsid="0022e7ce" style:font-weight-asian="normal" style:font-weight-complex="normal"/>
    </style:style>
    <style:style style:name="P21" style:family="paragraph" style:parent-style-name="Standard">
      <style:text-properties fo:font-weight="normal" officeooo:rsid="003b05eb" officeooo:paragraph-rsid="003b05eb" style:font-weight-asian="normal" style:font-weight-complex="normal"/>
    </style:style>
    <style:style style:name="P22" style:family="paragraph" style:parent-style-name="Standard">
      <style:text-properties officeooo:paragraph-rsid="00244761"/>
    </style:style>
    <style:style style:name="P23" style:family="paragraph" style:parent-style-name="Standard">
      <style:text-properties officeooo:rsid="0027824f" officeooo:paragraph-rsid="0027824f"/>
    </style:style>
    <style:style style:name="P24" style:family="paragraph" style:parent-style-name="Standard">
      <style:text-properties officeooo:rsid="0013f207" officeooo:paragraph-rsid="0027824f"/>
    </style:style>
    <style:style style:name="P25" style:family="paragraph" style:parent-style-name="Standard">
      <style:text-properties officeooo:rsid="0013f207" officeooo:paragraph-rsid="0013f207"/>
    </style:style>
    <style:style style:name="P26" style:family="paragraph" style:parent-style-name="Standard">
      <style:text-properties officeooo:paragraph-rsid="0027824f"/>
    </style:style>
    <style:style style:name="P27" style:family="paragraph" style:parent-style-name="Standard">
      <style:text-properties officeooo:rsid="002ce8a8" officeooo:paragraph-rsid="002ce8a8"/>
    </style:style>
    <style:style style:name="P28" style:family="paragraph" style:parent-style-name="Standard">
      <style:text-properties officeooo:paragraph-rsid="0022e7ce"/>
    </style:style>
    <style:style style:name="P29" style:family="paragraph" style:parent-style-name="Standard">
      <style:text-properties officeooo:rsid="00171e1c" officeooo:paragraph-rsid="00171e1c"/>
    </style:style>
    <style:style style:name="P30" style:family="paragraph" style:parent-style-name="Standard">
      <style:text-properties fo:font-size="10pt" officeooo:rsid="0013f207" officeooo:paragraph-rsid="0041b5f3" style:font-size-asian="10pt" style:font-size-complex="10pt"/>
    </style:style>
    <style:style style:name="P31" style:family="paragraph" style:parent-style-name="Standard">
      <style:text-properties fo:font-size="10pt" fo:font-weight="normal" officeooo:rsid="0022e7ce" officeooo:paragraph-rsid="00442606" style:font-size-asian="10pt" style:font-weight-asian="normal" style:font-size-complex="10pt" style:font-weight-complex="normal"/>
    </style:style>
    <style:style style:name="P32" style:family="paragraph" style:parent-style-name="Standard">
      <style:text-properties officeooo:rsid="00492b7b" officeooo:paragraph-rsid="00492b7b"/>
    </style:style>
    <style:style style:name="P33" style:family="paragraph" style:parent-style-name="Table_20_Contents">
      <style:text-properties officeooo:paragraph-rsid="0027824f"/>
    </style:style>
    <style:style style:name="P34" style:family="paragraph" style:parent-style-name="Table_20_Contents">
      <style:text-properties officeooo:rsid="00296284" officeooo:paragraph-rsid="00296284"/>
    </style:style>
    <style:style style:name="P35" style:family="paragraph" style:parent-style-name="Table_20_Contents">
      <style:text-properties officeooo:rsid="00296284" officeooo:paragraph-rsid="0032d6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5f" style:font-weight-asian="bold" style:font-weight-complex="bold"/>
    </style:style>
    <style:style style:name="T3" style:family="text">
      <style:text-properties fo:font-weight="bold" officeooo:rsid="001dcfa6" style:font-weight-asian="bold" style:font-weight-complex="bold"/>
    </style:style>
    <style:style style:name="T4" style:family="text">
      <style:text-properties fo:font-weight="bold" officeooo:rsid="0022e7ce" style:font-weight-asian="bold" style:font-weight-complex="bold"/>
    </style:style>
    <style:style style:name="T5" style:family="text">
      <style:text-properties officeooo:rsid="001ac080"/>
    </style:style>
    <style:style style:name="T6" style:family="text">
      <style:text-properties officeooo:rsid="00203977"/>
    </style:style>
    <style:style style:name="T7" style:family="text">
      <style:text-properties officeooo:rsid="0020ef62"/>
    </style:style>
    <style:style style:name="T8" style:family="text">
      <style:text-properties officeooo:rsid="00244761"/>
    </style:style>
    <style:style style:name="T9" style:family="text">
      <style:text-properties fo:font-weight="normal" officeooo:rsid="00244761" style:font-weight-asian="normal" style:font-weight-complex="normal"/>
    </style:style>
    <style:style style:name="T10" style:family="text">
      <style:text-properties fo:font-weight="normal" officeooo:rsid="0022e7ce" style:font-weight-asian="normal" style:font-weight-complex="normal"/>
    </style:style>
    <style:style style:name="T11" style:family="text">
      <style:text-properties officeooo:rsid="00267e45"/>
    </style:style>
    <style:style style:name="T12" style:family="text">
      <style:text-properties officeooo:rsid="002e4fa2"/>
    </style:style>
    <style:style style:name="T13" style:family="text">
      <style:text-properties officeooo:rsid="00349ac2"/>
    </style:style>
    <style:style style:name="T14" style:family="text">
      <style:text-properties officeooo:rsid="0037a47a"/>
    </style:style>
    <style:style style:name="T15" style:family="text">
      <style:text-properties officeooo:rsid="0037e732"/>
    </style:style>
    <style:style style:name="T16" style:family="text">
      <style:text-properties officeooo:rsid="003ec3fe"/>
    </style:style>
    <style:style style:name="T17" style:family="text">
      <style:text-properties officeooo:rsid="004054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se 1</text:p>
      <text:p text:style-name="P7"/>
      <text:p text:style-name="P11">(1) run the code and get the following result:</text:p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Checking command line parameters for: -n &lt;number&gt; </text:p>
            <text:p text:style-name="P30">N = 500001</text:p>
            <text:p text:style-name="P30">#######################################################################</text:p>
            <text:p text:style-name="P30">Code <text:s text:c="3"/>: <text:s/>./main.GCC_</text:p>
            <text:p text:style-name="P30">Compiler: <text:s/>Gnu 9.2.0 <text:s/>C++ standard: 201703</text:p>
            <text:p text:style-name="P30">Parallel: <text:s/>OpenMP 4.5 ---&gt; 20 Threads <text:s text:c="2"/></text:p>
            <text:p text:style-name="P30">Date <text:s text:c="3"/>: <text:s/>Dec <text:s/>7 2019 <text:s/>16:40:51</text:p>
            <text:p text:style-name="P30">#######################################################################</text:p>
            <text:p text:style-name="P30">C++: Hello World from thread 0 / 20</text:p>
            <text:p text:style-name="P30">C++: Hello World from thread 16 / 20</text:p>
            <text:p text:style-name="P30">C++: Hello World from thread 10 / 20</text:p>
            <text:p text:style-name="P30">C++: Hello World from thread 4 / 20</text:p>
            <text:p text:style-name="P30">C++: Hello World from thread 9 / 20</text:p>
            <text:p text:style-name="P30">C++: Hello World from thread 14 / 20</text:p>
            <text:p text:style-name="P30">C++: Hello World from thread 11 / 20</text:p>
            <text:p text:style-name="P30">C++: Hello World from thread 6 / 20</text:p>
            <text:p text:style-name="P30">C++: Hello World from thread 19 / 20</text:p>
            <text:p text:style-name="P30">C++: Hello World from thread 2 / 20</text:p>
            <text:p text:style-name="P30">C++: Hello World from thread 12 / 20</text:p>
            <text:p text:style-name="P30">C++: Hello World from thread 3 / 20</text:p>
            <text:p text:style-name="P30">C++: Hello World from thread 15 / 20</text:p>
            <text:p text:style-name="P30">C++: Hello World from thread 7 / 20</text:p>
            <text:p text:style-name="P30">C++: Hello World from thread 1 / 20</text:p>
            <text:p text:style-name="P30">C++: Hello World from thread 13 / 20</text:p>
            <text:p text:style-name="P30">C++: Hello World from thread 18 / 20</text:p>
            <text:p text:style-name="P30">C++: Hello World from thread 17 / 20</text:p>
            <text:p text:style-name="P30">C++: Hello World from thread 5 / 20</text:p>
            <text:p text:style-name="P30">C++: Hello World from thread 8 / 20</text:p>
            <text:p text:style-name="P30"><text:s text:c="3"/>20 <text:s text:c="2"/>threads have been started.</text:p>
            <text:p text:style-name="P30">Memory allocation</text:p>
            <text:p text:style-name="P30">0.0075 GByte Memory allocated</text:p>
            <text:p text:style-name="P30"/>
            <text:p text:style-name="P30">Start Benchmarking</text:p>
            <text:p text:style-name="P30"><text:s/>&lt;x,y&gt; = 500001</text:p>
            <text:p text:style-name="P30"/>
            <text:p text:style-name="P30">Timing in sec. : 4.6e-05</text:p>
            <text:p text:style-name="P30">GFLOPS <text:s text:c="8"/>: 20</text:p>
            <text:p text:style-name="P30">GiByte/s <text:s text:c="7"/>: 1.6e+02</text:p>
            <text:p text:style-name="P30"/>
            <text:p text:style-name="P30"><text:s text:c="2"/>Try the reduction with an STL-vektor </text:p>
            <text:p text:style-name="P30">done</text:p>
            <text:p text:style-name="P30"><text:s/>190 <text:s text:c="2"/>210 <text:s text:c="2"/>230 <text:s text:c="2"/>250 <text:s text:c="2"/>270 <text:s text:c="2"/>290 <text:s text:c="2"/>310 <text:s text:c="2"/>330 <text:s text:c="2"/>350 <text:s text:c="2"/>370 <text:s text:c="2"/>390 <text:s text:c="2"/>410 <text:s text:c="2"/>430 <text:s text:c="2"/>450 <text:s text:c="2"/>470 <text:s text:c="2"/>490 <text:s text:c="2"/>510 <text:s text:c="2"/>530 <text:s text:c="2"/>550 <text:s text:c="2"/>570 <text:s text:c="2"/>590 <text:s text:c="2"/>610 <text:s text:c="2"/>630 <text:s text:c="2"/>650 <text:s text:c="2"/>670 <text:s text:c="2"/>690 <text:s text:c="2"/>710 <text:s text:c="2"/>730 <text:s text:c="2"/>750 <text:s text:c="2"/>770 <text:s text:c="2"/>790 <text:s text:c="2"/>810 <text:s text:c="2"/>830 <text:s text:c="2"/>850 <text:s text:c="2"/>870 <text:s text:c="2"/>890 <text:s text:c="2"/>910 <text:s text:c="2"/>930 <text:s text:c="2"/>950 <text:s text:c="2"/>970 <text:s text:c="2"/>990 <text:s/>1010 <text:s/>1030 <text:s/>1050 <text:s/>1070 <text:s/>1090 <text:s/>1110 <text:s/>1130 <text:s/>1150 <text:s/>1170 <text:s/>1190 <text:s/>1210 <text:s/>1230 <text:s/>1250 <text:s/>1270 <text:s/>1290 <text:s/>1310 <text:s/>1330 <text:s/>1350 <text:s/>1370 <text:s/>1390 <text:s/>1410 <text:s/>1430 <text:s/>1450 <text:s/>1470 <text:s/>1490 <text:s/>1510 <text:s/>1530 <text:s/>1550 <text:s/>1570 <text:s/>1590 <text:s/>1610 <text:s/>1630 <text:s/>1650 <text:s/>1670 <text:s/>1690 <text:s/>1710 <text:s/>1730 <text:s/>1750 <text:s/>1770 <text:s/>1790 <text:s/>1810 <text:s/>1830 <text:s/>1850 <text:s/>1870 <text:s/>1890 <text:s/>1910 <text:s/>1930 <text:s/>1950 <text:s/>1970 <text:s/>1990 <text:s/>2010 <text:s/>2030 <text:s/>2050 <text:s/>2070 <text:s/>2090 <text:s/>2110 <text:s/>2130 <text:s/>2150 <text:s/>2170 <text:s/></text:p>
          </table:table-cell>
        </table:table-row>
      </table:table>
      <text:p text:style-name="P11"/>
      <text:p text:style-name="P7"/>
      <text:p text:style-name="P7"/>
      <text:p text:style-name="P12">(<text:span text:style-name="T17">2</text:span>) <text:s/>Try several schedule types and chunk sizes, <text:span text:style-name="T2">schedule kind( , chunk size)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Timing in sec</text:p>
          </table:table-cell>
          <table:table-cell table:style-name="Table1.A1" office:value-type="string">
            <text:p text:style-name="P8">GFLOPS </text:p>
          </table:table-cell>
          <table:table-cell table:style-name="Table1.D1" office:value-type="string">
            <text:p text:style-name="P8">GiByte/s <text:s/></text:p>
          </table:table-cell>
        </table:table-row>
        <table:table-row>
          <table:table-cell table:style-name="Table1.A2" office:value-type="string">
            <text:p text:style-name="P1">No schedule</text:p>
          </table:table-cell>
          <table:table-cell table:style-name="Table1.A2" office:value-type="string">
            <text:p text:style-name="P9">4.6e-05</text:p>
          </table:table-cell>
          <table:table-cell table:style-name="Table1.A2" office:value-type="string">
            <text:p text:style-name="P9">20</text:p>
          </table:table-cell>
          <table:table-cell table:style-name="Table1.D2" office:value-type="string">
            <text:p text:style-name="P9">16<text:span text:style-name="T6">0</text:span></text:p>
          </table:table-cell>
        </table:table-row>
        <table:table-row>
          <table:table-cell table:style-name="Table1.A2" office:value-type="string">
            <text:p text:style-name="P4">schedule(auto)</text:p>
          </table:table-cell>
          <table:table-cell table:style-name="Table1.A2" office:value-type="string">
            <text:p text:style-name="P9">4.9e-05</text:p>
          </table:table-cell>
          <table:table-cell table:style-name="Table1.A2" office:value-type="string">
            <text:p text:style-name="P14">19</text:p>
          </table:table-cell>
          <table:table-cell table:style-name="Table1.D2" office:value-type="string">
            <text:p text:style-name="P9">15<text:span text:style-name="T6">0</text:span></text:p>
          </table:table-cell>
        </table:table-row>
        <table:table-row>
          <table:table-cell table:style-name="Table1.A2" office:value-type="string">
            <text:p text:style-name="Table_20_Contents">schedule(static)</text:p>
          </table:table-cell>
          <table:table-cell table:style-name="Table1.A2" office:value-type="string">
            <text:p text:style-name="Table_20_Contents">6.7e-05</text:p>
          </table:table-cell>
          <table:table-cell table:style-name="Table1.A2" office:value-type="string">
            <text:p text:style-name="Table_20_Contents">14</text:p>
          </table:table-cell>
          <table:table-cell table:style-name="Table1.D2" office:value-type="string">
            <text:p text:style-name="Table_20_Contents">11<text:span text:style-name="T6">0</text:span></text:p>
          </table:table-cell>
        </table:table-row>
        <table:table-row>
          <table:table-cell table:style-name="Table1.A2" office:value-type="string">
            <text:p text:style-name="P2">schedule(static,25000)</text:p>
          </table:table-cell>
          <table:table-cell table:style-name="Table1.A2" office:value-type="string">
            <text:p text:style-name="Table_20_Contents">5.2e-05</text:p>
          </table:table-cell>
          <table:table-cell table:style-name="Table1.A2" office:value-type="string">
            <text:p text:style-name="P3">18</text:p>
          </table:table-cell>
          <table:table-cell table:style-name="Table1.D2" office:value-type="string">
            <text:p text:style-name="Table_20_Contents">14<text:span text:style-name="T6">0</text:span></text:p>
          </table:table-cell>
        </table:table-row>
        <table:table-row>
          <table:table-cell table:style-name="Table1.A2" office:value-type="string">
            <text:p text:style-name="P2">schedule(dynamic)</text:p>
          </table:table-cell>
          <table:table-cell table:style-name="Table1.A2" office:value-type="string">
            <text:p text:style-name="P2">0.02</text:p>
          </table:table-cell>
          <table:table-cell table:style-name="Table1.A2" office:value-type="string">
            <text:p text:style-name="P2">0.046</text:p>
          </table:table-cell>
          <table:table-cell table:style-name="Table1.D2" office:value-type="string">
            <text:p text:style-name="P2">0.37</text:p>
          </table:table-cell>
        </table:table-row>
        <table:table-row>
          <table:table-cell table:style-name="Table1.A2" office:value-type="string">
            <text:p text:style-name="P2">schedule(dynamic,25000)</text:p>
          </table:table-cell>
          <table:table-cell table:style-name="Table1.A2" office:value-type="string">
            <text:p text:style-name="P2">9.7e-05</text:p>
          </table:table-cell>
          <table:table-cell table:style-name="Table1.A2" office:value-type="string">
            <text:p text:style-name="P2">9.6</text:p>
          </table:table-cell>
          <table:table-cell table:style-name="Table1.D2" office:value-type="string">
            <text:p text:style-name="P2">77</text:p>
          </table:table-cell>
        </table:table-row>
        <table:table-row>
          <table:table-cell table:style-name="Table1.A2" office:value-type="string">
            <text:p text:style-name="P3">schedule(guided,25)</text:p>
          </table:table-cell>
          <table:table-cell table:style-name="Table1.A2" office:value-type="string">
            <text:p text:style-name="P2"><text:s/>7.9e-05</text:p>
          </table:table-cell>
          <table:table-cell table:style-name="Table1.A2" office:value-type="string">
            <text:p text:style-name="P3">12</text:p>
          </table:table-cell>
          <table:table-cell table:style-name="Table1.D2" office:value-type="string">
            <text:p text:style-name="P3">94</text:p>
          </table:table-cell>
        </table:table-row>
      </table:table>
      <text:p text:style-name="P13"><text:span text:style-name="T3">For dynamic: </text:span><text:span text:style-name="T1">If we do not specify </text:span><text:span text:style-name="Source_20_Text"><text:span text:style-name="T1">chunk-size</text:span></text:span><text:span text:style-name="T1">, it defaults to one.</text:span></text:p>
      <text:p text:style-name="P18"/>
      <text:p text:style-name="P21">(3) With different number of cores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Threads</text:p>
          </table:table-cell>
          <table:table-cell table:style-name="Table2.A1" office:value-type="string">
            <text:p text:style-name="P10">Timing in sec</text:p>
          </table:table-cell>
          <table:table-cell table:style-name="Table2.A1" office:value-type="string">
            <text:p text:style-name="P10">GFLOPS </text:p>
          </table:table-cell>
          <table:table-cell table:style-name="Table2.D1" office:value-type="string">
            <text:p text:style-name="P10">GiByte/s <text:s/>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10">0.0001</text:p>
          </table:table-cell>
          <table:table-cell table:style-name="Table2.A2" office:value-type="string">
            <text:p text:style-name="P15">9.3</text:p>
          </table:table-cell>
          <table:table-cell table:style-name="Table2.D2" office:value-type="string">
            <text:p text:style-name="P15">74</text:p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10">7.8e-05</text:p>
          </table:table-cell>
          <table:table-cell table:style-name="Table2.A2" office:value-type="string">
            <text:p text:style-name="P15">12</text:p>
          </table:table-cell>
          <table:table-cell table:style-name="Table2.D2" office:value-type="string">
            <text:p text:style-name="P15">96</text:p>
          </table:table-cell>
        </table:table-row>
        <table:table-row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5">5.4e-05</text:p>
          </table:table-cell>
          <table:table-cell table:style-name="Table2.A2" office:value-type="string">
            <text:p text:style-name="P6">17</text:p>
          </table:table-cell>
          <table:table-cell table:style-name="Table2.D2" office:value-type="string">
            <text:p text:style-name="P5">1<text:span text:style-name="T7">40</text:span></text:p>
          </table:table-cell>
        </table:table-row>
        <table:table-row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10">4.6e-05</text:p>
          </table:table-cell>
          <table:table-cell table:style-name="Table2.A2" office:value-type="string">
            <text:p text:style-name="P10">20</text:p>
          </table:table-cell>
          <table:table-cell table:style-name="Table2.D2" office:value-type="string">
            <text:p text:style-name="P10">16<text:span text:style-name="T6">0</text:span></text:p>
          </table:table-cell>
        </table:table-row>
      </table:table>
      <text:p text:style-name="P28"><text:span text:style-name="T4">The computer used to do the testing has 10 cores with 2 threads for each core i.e. 20 threads. </text:span></text:p>
      <text:p text:style-name="P16"/>
      <text:p text:style-name="P19"><text:span text:style-name="T11">(4) Try omp_get_wtime(), omp get num procs() and omp in parallel().</text:span></text:p>
      <text:p text:style-name="P19"/>
      <text:p text:style-name="P19">cout &lt;&lt; "Number of available processors: " &lt;&lt; omp_get_num_procs() &lt;&lt; endl;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1">Number of available processors: 20</text:p>
          </table:table-cell>
        </table:table-row>
      </table:table>
      <text:p text:style-name="P20"/>
      <text:p text:style-name="P28"><text:span text:style-name="T10">The return of command 'omp_in_parallel': 1. </text:span><text:span text:style-name="T9">The result means: </text:span>number of nested active parallel regions <text:span text:style-name="T8">(</text:span>active-levels-var<text:span text:style-name="T8">) is larger than zero (otherwise returns 0).</text:span></text:p>
      <text:p text:style-name="P22"/>
      <text:p text:style-name="P23">(<text:span text:style-name="T14">5</text:span>). #pragma omp parallel without for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4">Timing in sec</text:p>
          </table:table-cell>
          <table:table-cell table:style-name="Table3.A1" office:value-type="string">
            <text:p text:style-name="P24">GFLOPS </text:p>
          </table:table-cell>
          <table:table-cell table:style-name="Table3.D1" office:value-type="string">
            <text:p text:style-name="P24">GiByte/s <text:s/></text:p>
          </table:table-cell>
        </table:table-row>
        <table:table-row>
          <table:table-cell table:style-name="Table3.A2" office:value-type="string">
            <text:p text:style-name="P34">‘#pragma omp parallel for’</text:p>
          </table:table-cell>
          <table:table-cell table:style-name="Table3.A2" office:value-type="string">
            <text:p text:style-name="P24">4.6e-05</text:p>
          </table:table-cell>
          <table:table-cell table:style-name="Table3.A2" office:value-type="string">
            <text:p text:style-name="P24">20</text:p>
          </table:table-cell>
          <table:table-cell table:style-name="Table3.D2" office:value-type="string">
            <text:p text:style-name="P24">16<text:span text:style-name="T6">0</text:span></text:p>
          </table:table-cell>
        </table:table-row>
        <table:table-row>
          <table:table-cell table:style-name="Table3.A2" office:value-type="string">
            <text:p text:style-name="P35">‘#pragma omp parallel’ </text:p>
            <text:p text:style-name="P35"><text:span text:style-name="T12">(with while inside)</text:span></text:p>
          </table:table-cell>
          <table:table-cell table:style-name="Table3.A2" office:value-type="string">
            <text:p text:style-name="P24">4.4e-05</text:p>
          </table:table-cell>
          <table:table-cell table:style-name="Table3.A2" office:value-type="string">
            <text:p text:style-name="P27">21</text:p>
          </table:table-cell>
          <table:table-cell table:style-name="Table3.D2" office:value-type="string">
            <text:p text:style-name="P27">170</text:p>
          </table:table-cell>
        </table:table-row>
      </table:table>
      <text:p text:style-name="P26"/>
      <text:p text:style-name="P32">(6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6:40:43.744443368</meta:creation-date>
    <dc:date>2019-12-08T14:00:28.271078083</dc:date>
    <meta:editing-duration>PT1H38M29S</meta:editing-duration>
    <meta:editing-cycles>41</meta:editing-cycles>
    <meta:generator>LibreOffice/6.2.8.2$Linux_X86_64 LibreOffice_project/20$Build-2</meta:generator>
    <meta:document-statistic meta:table-count="5" meta:image-count="0" meta:object-count="0" meta:page-count="2" meta:paragraph-count="114" meta:word-count="523" meta:character-count="3029" meta:non-whitespace-character-count="2424"/>
  </office:meta>
</office:document-meta>
</file>